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EE0000037A28D1801F1A1B74AA.png" manifest:media-type="image/png"/>
  <manifest:file-entry manifest:full-path="Pictures/1000020100000DF200000326D8F94BFADB08DA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.596cm" fo:min-width="27.282cm"/>
    </style:style>
    <style:style style:name="gr2" style:family="graphic">
      <style:graphic-properties style:protect="size"/>
    </style:style>
    <style:style style:name="gr3" style:family="graphic" style:parent-style-name="Default_5f_2">
      <style:graphic-properties draw:stroke="dash" draw:stroke-dash="Ultrafine_20_Dashed" draw:fill-color="#fff5ce" draw:textarea-horizontal-align="justify" draw:textarea-vertical-align="middle" draw:auto-grow-height="false" fo:min-height="0.579cm" fo:min-width="9.968cm"/>
      <style:paragraph-properties style:writing-mode="lr-tb"/>
    </style:style>
    <style:style style:name="gr4" style:family="graphic" style:parent-style-name="Default_5f_2">
      <style:graphic-properties draw:stroke="dash" draw:stroke-dash="Ultrafine_20_Dashed" draw:fill-color="#eeeeee" draw:textarea-horizontal-align="justify" draw:textarea-vertical-align="middle" draw:auto-grow-height="false" fo:min-height="0.583cm" fo:min-width="10.52cm"/>
      <style:paragraph-properties style:writing-mode="lr-tb"/>
    </style:style>
    <style:style style:name="gr5" style:family="graphic" style:parent-style-name="Default_5f_2">
      <style:graphic-properties draw:stroke="dash" draw:stroke-dash="Ultrafine_20_Dashed" draw:fill="solid" draw:fill-color="#f7d1d5" draw:textarea-horizontal-align="justify" draw:textarea-vertical-align="middle" draw:auto-grow-height="false" fo:min-height="0.583cm" fo:min-width="11.099cm"/>
      <style:paragraph-properties style:writing-mode="lr-tb"/>
    </style:style>
    <style:style style:name="pr1" style:family="presentation" style:parent-style-name="header-title">
      <style:graphic-properties draw:auto-grow-height="true" fo:min-height="3.079cm"/>
      <style:paragraph-properties style:writing-mode="lr-tb"/>
    </style:style>
    <style:style style:name="pr2" style:family="presentation" style:parent-style-name="header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content-title">
      <style:graphic-properties draw:auto-grow-height="true" fo:min-height="2.597cm"/>
      <style:paragraph-properties style:writing-mode="lr-tb"/>
    </style:style>
    <style:style style:name="pr4" style:family="presentation" style:parent-style-name="content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sub_5f_header_5f_-title">
      <style:graphic-properties draw:auto-grow-height="true" fo:min-height="3.465cm"/>
      <style:paragraph-properties style:writing-mode="lr-tb"/>
    </style:style>
    <style:style style:name="pr6" style:family="presentation" style:parent-style-name="sub_5f_header_5f_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  <style:text-properties fo:language="en" fo:country="US"/>
    </style:style>
    <style:style style:name="P2" style:family="paragraph">
      <style:paragraph-properties style:writing-mode="lr-tb"/>
      <style:text-properties style:font-name="Open Sans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start" style:writing-mode="lr-tb"/>
      <style:text-properties fo:color="#000000" style:font-name="Open Sans" fo:font-size="22pt" style:font-size-asian="24pt" style:font-size-complex="24pt"/>
    </style:style>
    <style:style style:name="P5" style:family="paragraph">
      <loext:graphic-properties draw:fill-color="#fff5ce"/>
      <style:paragraph-properties fo:text-align="start" style:writing-mode="lr-tb"/>
      <style:text-properties fo:color="#000000" style:font-name="Open Sans" fo:font-size="22pt" style:font-size-asian="24pt" style:font-size-complex="24pt"/>
    </style:style>
    <style:style style:name="P6" style:family="paragraph">
      <loext:graphic-properties draw:fill-color="#eeeeee"/>
      <style:paragraph-properties fo:text-align="start" style:writing-mode="lr-tb"/>
      <style:text-properties fo:color="#000000" style:font-name="Open Sans" fo:font-size="22pt" style:font-size-asian="24pt" style:font-size-complex="24pt"/>
    </style:style>
    <style:style style:name="P7" style:family="paragraph">
      <style:paragraph-properties fo:text-align="start" style:writing-mode="lr-tb"/>
      <style:text-properties style:font-name="Open Sans" fo:font-size="22pt" style:font-size-asian="24pt" style:font-size-complex="24pt"/>
    </style:style>
    <style:style style:name="P8" style:family="paragraph">
      <loext:graphic-properties draw:fill="solid" draw:fill-color="#f7d1d5"/>
      <style:paragraph-properties fo:text-align="start" style:writing-mode="lr-tb"/>
      <style:text-properties style:font-name="Open Sans" fo:font-size="22pt" style:font-size-asian="24pt" style:font-size-complex="24pt"/>
    </style:style>
    <style:style style:name="P9" style:family="paragraph">
      <style:paragraph-properties style:writing-mode="lr-tb"/>
      <style:text-properties style:font-name="Open Sans" fo:font-size="36pt" fo:language="en" fo:country="US" style:font-size-asian="36pt" style:font-size-complex="36pt"/>
    </style:style>
    <style:style style:name="P10" style:family="paragraph">
      <style:paragraph-properties style:writing-mode="lr-tb"/>
      <style:text-properties style:font-name="Open Sans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style:font-name="Open Sans" fo:font-size="24pt" fo:language="en" fo:country="US" style:font-size-asian="24pt" style:font-size-complex="24pt"/>
    </style:style>
    <style:style style:name="T2" style:family="text">
      <style:text-properties style:font-name="Open Sans" fo:language="en" fo:country="US"/>
    </style:style>
    <style:style style:name="T3" style:family="text">
      <style:text-properties fo:color="#000000" style:font-name="Open Sans" fo:font-size="24pt" style:font-size-asian="24pt" style:font-size-complex="24pt"/>
    </style:style>
    <style:style style:name="T4" style:family="text">
      <style:text-properties fo:color="#000000" style:text-outline="false" style:text-line-through-style="none" style:text-line-through-type="none" style:font-name="Open Sans" fo:font-size="2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Open Sans" fo:font-size="2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8" style:family="text">
      <style:text-properties style:font-name="Open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der" presentation:presentation-page-layout-name="AL1T0">
        <office:forms form:automatic-focus="false" form:apply-design-mode="false"/>
        <draw:custom-shape draw:style-name="gr1" draw:text-style-name="P1" draw:layer="layout" svg:width="27.782cm" svg:height="2.846cm" svg:x="0.025cm" svg:y="4.9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135cm" svg:height="3.079cm" svg:x="0.901cm" svg:y="4.739cm" presentation:class="title" presentation:user-transformed="true">
          <draw:text-box>
            <text:p><text:span text:style-name="T1">Data Structures</text:span><text:span text:style-name="T2"><text:line-break/></text:span><text:span text:style-name="T2">Stack</text:span><text:span text:style-name="T1"> – Array </text:span><text:span text:style-name="T1">Implementati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_introduction" draw:style-name="dp1" draw:master-page-name="content" presentation:presentation-page-layout-name="AL2T1">
        <office:forms form:automatic-focus="false" form:apply-design-mode="false"/>
        <draw:custom-shape draw:style-name="gr3" draw:text-style-name="P5" xml:id="id1" draw:id="id1" draw:layer="layout" svg:width="12.994cm" svg:height="1.029cm" svg:x="-0.622cm" svg:y="6.429cm">
          <text:p text:style-name="P4"><text:span text:style-name="T3"><text:s text:c="2"/></text:span><text:span text:style-name="T3">Insert an Element</text:span></text:p>
          <draw:enhanced-geometry svg:viewBox="0 0 21600 21600" draw:mirror-horizontal="true" draw:glue-points="?f6 0 10800 ?f8 ?f11 10800 ?f9 21600 10800 ?f10 ?f5 10800" draw:text-areas="?f3 ?f3 ?f4 ?f4" draw:type="parallelogram" draw:modifiers="841.03332085361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6" xml:id="id2" draw:id="id2" draw:layer="layout" svg:width="13.636cm" svg:height="1.029cm" svg:x="-0.669cm" svg:y="7.842cm">
          <text:p text:style-name="P4"><text:span text:style-name="T4"><text:s text:c="2"/></text:span><text:span text:style-name="T4">Delete an Element </text:span></text:p>
          <draw:enhanced-geometry svg:viewBox="0 0 21600 21600" draw:mirror-horizontal="true" draw:glue-points="?f6 0 10800 ?f8 ?f11 10800 ?f9 21600 10800 ?f10 ?f5 10800" draw:text-areas="?f3 ?f3 ?f4 ?f4" draw:type="parallelogram" draw:modifiers="772.95592872332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8" xml:id="id3" draw:id="id3" draw:layer="layout" svg:width="14.337cm" svg:height="1.029cm" svg:x="-0.767cm" svg:y="9.256cm">
          <text:p text:style-name="P7"><text:span text:style-name="T5"><text:s text:c="2"/></text:span><text:span text:style-name="T5">Print top Element </text:span></text:p>
          <draw:enhanced-geometry svg:viewBox="0 0 21600 21600" draw:mirror-horizontal="true" draw:glue-points="?f6 0 10800 ?f8 ?f11 10800 ?f9 21600 10800 ?f10 ?f5 10800" draw:text-areas="?f3 ?f3 ?f4 ?f4" draw:type="parallelogram" draw:modifiers="751.73664388338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presentation:style-name="pr3" draw:text-style-name="P9" draw:layer="layout" svg:width="19.5cm" svg:height="2.597cm" svg:x="0.649cm" svg:y="0.304cm" presentation:class="title" presentation:user-transformed="true">
          <draw:text-box>
            <text:p><text:span text:style-name="T6">Data Structure –Stack-Array Implementation </text:span><text:span text:style-name="T7"><text:line-break/></text:span><text:span text:style-name="T7">Operati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2s" smil:fill="hold" smil:targetElement="id1" smil:attributeName="visibility" smil:to="visible"/>
                  <anim:animate smil:dur="1s" smil:fill="hold" smil:targetElement="id1" smil:attributeName="x" smil:values="0-width/2;x" smil:keyTimes="0;1"/>
                  <anim:animate smil:dur="1s" smil:fill="hold" smil:targetElement="id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2s" smil:fill="hold" smil:targetElement="id2" smil:attributeName="visibility" smil:to="visible"/>
                  <anim:animate smil:dur="1s" smil:fill="hold" smil:targetElement="id2" smil:attributeName="x" smil:values="0-width/2;x" smil:keyTimes="0;1"/>
                  <anim:animate smil:dur="1s" smil:fill="hold" smil:targetElement="id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0-width/2;x" smil:keyTimes="0;1"/>
                  <anim:animate smil:dur="0.5s" smil:fill="hold" smil:targetElement="id3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_5f_header_5f_" presentation:presentation-page-layout-name="AL2T1">
        <office:forms form:automatic-focus="false" form:apply-design-mode="false"/>
        <draw:frame presentation:style-name="pr5" draw:text-style-name="P10" draw:layer="layout" svg:width="26.9cm" svg:height="3.465cm" svg:x="0.9cm" svg:y="10.61cm" presentation:class="title" presentation:user-transformed="true">
          <draw:text-box>
            <text:p><text:span text:style-name="T8">Code -Stack </text:span><text:span text:style-name="T8">Array </text:span><text:span text:style-name="T8">Implementatio</text:span><text:span text:style-name="T8">n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_5f_header_5f_" presentation:presentation-page-layout-name="AL2T1">
        <office:forms form:automatic-focus="false" form:apply-design-mode="false"/>
        <draw:frame presentation:style-name="pr5" draw:text-style-name="P10" draw:layer="layout" svg:width="26.9cm" svg:height="3.465cm" svg:x="0.9cm" svg:y="10.61cm" presentation:class="title" presentation:user-transformed="true">
          <draw:text-box>
            <text:p><text:span text:style-name="T8">Stack -Linked List Implementation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5" draw:display-name="Gradient 45" draw:style="linear" draw:start-color="#43ccbd" draw:end-color="#3497c1" draw:start-intensity="100%" draw:end-intensity="100%" draw:angle="300" draw:border="0%"/>
    <draw:gradient draw:name="Gradient_20_48" draw:display-name="Gradient 48" draw:style="linear" draw:start-color="#43ccbd" draw:end-color="#30a2d2" draw:start-intensity="100%" draw:end-intensity="100%" draw:angle="300" draw:border="0%"/>
    <draw:gradient draw:name="Gradient_20_54" draw:display-name="Gradient 54" draw:style="linear" draw:start-color="#43ccbd" draw:end-color="#3497c1" draw:start-intensity="100%" draw:end-intensity="100%" draw:angle="9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4" svg:stroke-width="0cm" svg:stroke-color="#808080" draw:marker-start-width="0.2cm" draw:marker-start-center="false" draw:marker-end-width="0.2cm" draw:marker-end-center="false" draw:fill="none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 loext:hyphenation-no-caps="false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shrink-to-fit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middle">
        <text:list-style style:name="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Open Sans" fo:font-family="'Open Sans'" style:font-family-generic="swiss" style:font-pitch="variable" fo:font-size="26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323cm" fo:text-indent="0cm"/>
      <style:text-properties fo:font-size="22.7999992370605pt"/>
    </style:style>
    <style:style style:name="content-outline3" style:family="presentation" style:parent-style-name="content-outline2">
      <style:paragraph-properties fo:margin-left="0cm" fo:margin-right="0cm" fo:margin-top="0cm" fo:margin-bottom="0.242cm" fo:text-indent="0cm"/>
      <style:text-properties fo:font-size="19.5pt"/>
    </style:style>
    <style:style style:name="content-outline4" style:family="presentation" style:parent-style-name="content-outline3">
      <style:paragraph-properties fo:margin-left="0cm" fo:margin-right="0cm" fo:margin-top="0cm" fo:margin-bottom="0.161cm" fo:text-indent="0cm"/>
      <style:text-properties fo:font-size="16.2999992370605pt"/>
    </style:style>
    <style:style style:name="content-outline5" style:family="presentation" style:parent-style-name="content-outline4">
      <style:paragraph-properties fo:margin-left="0cm" fo:margin-right="0cm" fo:margin-top="0cm" fo:margin-bottom="0.08cm" fo:text-indent="0cm"/>
      <style:text-properties fo:font-size="16.2999992370605pt"/>
    </style:style>
    <style:style style:name="content-outline6" style:family="presentation" style:parent-style-name="content-outline5">
      <style:paragraph-properties fo:margin-left="0cm" fo:margin-right="0cm" fo:margin-top="0cm" fo:margin-bottom="0.08cm" fo:text-indent="0cm"/>
      <style:text-properties fo:font-size="16.2999992370605pt"/>
    </style:style>
    <style:style style:name="content-outline7" style:family="presentation" style:parent-style-name="content-outline6">
      <style:paragraph-properties fo:margin-left="0cm" fo:margin-right="0cm" fo:margin-top="0cm" fo:margin-bottom="0.08cm" fo:text-indent="0cm"/>
      <style:text-properties fo:font-size="16.2999992370605pt"/>
    </style:style>
    <style:style style:name="content-outline8" style:family="presentation" style:parent-style-name="content-outline7">
      <style:paragraph-properties fo:margin-left="0cm" fo:margin-right="0cm" fo:margin-top="0cm" fo:margin-bottom="0.08cm" fo:text-indent="0cm"/>
      <style:text-properties fo:font-size="16.2999992370605pt"/>
    </style:style>
    <style:style style:name="content-outline9" style:family="presentation" style:parent-style-name="content-outline8">
      <style:paragraph-properties fo:margin-left="0cm" fo:margin-right="0cm" fo:margin-top="0cm" fo:margin-bottom="0.08cm" fo:text-indent="0cm"/>
      <style:text-properties fo:font-size="16.2999992370605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b_5f_header-background" style:display-name="sub_header-background" style:family="presentation">
      <style:graphic-properties draw:stroke="none" draw:fill="none"/>
      <style:text-properties style:letter-kerning="true"/>
    </style:style>
    <style:style style:name="sub_5f_header-backgroundobjects" style:display-name="sub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-notes" style:display-name="sub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-outline1" style:display-name="sub_header-outline1" style:family="presentation">
      <style:graphic-properties draw:stroke="none" draw:fill="none" draw:auto-grow-height="false" draw:fit-to-size="shrink-to-fit" style:shrink-to-fit="true">
        <text:list-style style:name="sub_5f_header-outline1" style:display-name="sub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outline2" style:display-name="sub_header-outline2" style:family="presentation" style:parent-style-name="sub_5f_header-outline1">
      <style:paragraph-properties fo:margin-top="0.4cm" fo:margin-bottom="0cm"/>
      <style:text-properties fo:font-size="28pt" style:font-size-asian="28pt" style:font-size-complex="28pt"/>
    </style:style>
    <style:style style:name="sub_5f_header-outline3" style:display-name="sub_header-outline3" style:family="presentation" style:parent-style-name="sub_5f_header-outline2">
      <style:paragraph-properties fo:margin-top="0.3cm" fo:margin-bottom="0cm"/>
      <style:text-properties fo:font-size="24pt" style:font-size-asian="24pt" style:font-size-complex="24pt"/>
    </style:style>
    <style:style style:name="sub_5f_header-outline4" style:display-name="sub_header-outline4" style:family="presentation" style:parent-style-name="sub_5f_header-outline3">
      <style:paragraph-properties fo:margin-top="0.2cm" fo:margin-bottom="0cm"/>
      <style:text-properties fo:font-size="20pt" style:font-size-asian="20pt" style:font-size-complex="20pt"/>
    </style:style>
    <style:style style:name="sub_5f_header-outline5" style:display-name="sub_header-outline5" style:family="presentation" style:parent-style-name="sub_5f_header-outline4">
      <style:paragraph-properties fo:margin-top="0.1cm" fo:margin-bottom="0cm"/>
      <style:text-properties fo:font-size="20pt" style:font-size-asian="20pt" style:font-size-complex="20pt"/>
    </style:style>
    <style:style style:name="sub_5f_header-outline6" style:display-name="sub_header-outline6" style:family="presentation" style:parent-style-name="sub_5f_header-outline5">
      <style:paragraph-properties fo:margin-top="0.1cm" fo:margin-bottom="0cm"/>
      <style:text-properties fo:font-size="20pt" style:font-size-asian="20pt" style:font-size-complex="20pt"/>
    </style:style>
    <style:style style:name="sub_5f_header-outline7" style:display-name="sub_header-outline7" style:family="presentation" style:parent-style-name="sub_5f_header-outline6">
      <style:paragraph-properties fo:margin-top="0.1cm" fo:margin-bottom="0cm"/>
      <style:text-properties fo:font-size="20pt" style:font-size-asian="20pt" style:font-size-complex="20pt"/>
    </style:style>
    <style:style style:name="sub_5f_header-outline8" style:display-name="sub_header-outline8" style:family="presentation" style:parent-style-name="sub_5f_header-outline7">
      <style:paragraph-properties fo:margin-top="0.1cm" fo:margin-bottom="0cm"/>
      <style:text-properties fo:font-size="20pt" style:font-size-asian="20pt" style:font-size-complex="20pt"/>
    </style:style>
    <style:style style:name="sub_5f_header-outline9" style:display-name="sub_header-outline9" style:family="presentation" style:parent-style-name="sub_5f_header-outline8">
      <style:paragraph-properties fo:margin-top="0.1cm" fo:margin-bottom="0cm"/>
      <style:text-properties fo:font-size="20pt" style:font-size-asian="20pt" style:font-size-complex="20pt"/>
    </style:style>
    <style:style style:name="sub_5f_header-subtitle" style:display-name="sub_header-subtitle" style:family="presentation">
      <style:graphic-properties draw:stroke="none" draw:fill="none" draw:textarea-vertical-align="middle">
        <text:list-style style:name="sub_5f_header-subtitle" style:display-name="sub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title" style:display-name="sub_header-title" style:family="presentation">
      <style:graphic-properties draw:stroke="none" draw:fill="none" draw:textarea-vertical-align="middle">
        <text:list-style style:name="sub_5f_header-title" style:display-name="sub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oter-background" style:family="presentation">
      <style:graphic-properties draw:stroke="none" draw:fill="none"/>
      <style:text-properties style:letter-kerning="true"/>
    </style:style>
    <style:style style:name="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o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oter-outline1" style:family="presentation">
      <style:graphic-properties draw:stroke="none" draw:fill="none" draw:auto-grow-height="false" draw:fit-to-size="shrink-to-fit" style:shrink-to-fit="true">
        <text:list-style style:name="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outline2" style:family="presentation" style:parent-style-name="footer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footer-outline3" style:family="presentation" style:parent-style-name="footer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footer-outline4" style:family="presentation" style:parent-style-name="footer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footer-outline5" style:family="presentation" style:parent-style-name="footer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6" style:family="presentation" style:parent-style-name="footer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7" style:family="presentation" style:parent-style-name="footer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8" style:family="presentation" style:parent-style-name="footer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9" style:family="presentation" style:parent-style-name="footer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subtitle" style:family="presentation">
      <style:graphic-properties draw:stroke="none" draw:fill="none" draw:textarea-vertical-align="middle">
        <text:list-style style:name="foo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title" style:family="presentation">
      <style:graphic-properties draw:stroke="none" draw:fill="none" draw:textarea-vertical-align="middle">
        <text:list-style style:name="foo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_5f_header_5f_-background" style:display-name="sub_header_-background" style:family="presentation">
      <style:graphic-properties draw:stroke="none" draw:fill="none"/>
      <style:text-properties style:letter-kerning="true"/>
    </style:style>
    <style:style style:name="sub_5f_header_5f_-backgroundobjects" style:display-name="sub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_5f_-notes" style:display-name="sub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_5f_-outline1" style:display-name="sub_header_-outline1" style:family="presentation">
      <style:graphic-properties draw:stroke="none" draw:fill="none" draw:auto-grow-height="false" draw:fit-to-size="shrink-to-fit" style:shrink-to-fit="true">
        <text:list-style style:name="sub_5f_header_5f_-outline1" style:display-name="sub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outline2" style:display-name="sub_header_-outline2" style:family="presentation" style:parent-style-name="sub_5f_header_5f_-outline1">
      <style:paragraph-properties fo:margin-top="0.4cm" fo:margin-bottom="0cm"/>
      <style:text-properties fo:font-size="28pt" style:font-size-asian="28pt" style:font-size-complex="28pt"/>
    </style:style>
    <style:style style:name="sub_5f_header_5f_-outline3" style:display-name="sub_header_-outline3" style:family="presentation" style:parent-style-name="sub_5f_header_5f_-outline2">
      <style:paragraph-properties fo:margin-top="0.3cm" fo:margin-bottom="0cm"/>
      <style:text-properties fo:font-size="24pt" style:font-size-asian="24pt" style:font-size-complex="24pt"/>
    </style:style>
    <style:style style:name="sub_5f_header_5f_-outline4" style:display-name="sub_header_-outline4" style:family="presentation" style:parent-style-name="sub_5f_header_5f_-outline3">
      <style:paragraph-properties fo:margin-top="0.2cm" fo:margin-bottom="0cm"/>
      <style:text-properties fo:font-size="20pt" style:font-size-asian="20pt" style:font-size-complex="20pt"/>
    </style:style>
    <style:style style:name="sub_5f_header_5f_-outline5" style:display-name="sub_header_-outline5" style:family="presentation" style:parent-style-name="sub_5f_header_5f_-outline4">
      <style:paragraph-properties fo:margin-top="0.1cm" fo:margin-bottom="0cm"/>
      <style:text-properties fo:font-size="20pt" style:font-size-asian="20pt" style:font-size-complex="20pt"/>
    </style:style>
    <style:style style:name="sub_5f_header_5f_-outline6" style:display-name="sub_header_-outline6" style:family="presentation" style:parent-style-name="sub_5f_header_5f_-outline5">
      <style:paragraph-properties fo:margin-top="0.1cm" fo:margin-bottom="0cm"/>
      <style:text-properties fo:font-size="20pt" style:font-size-asian="20pt" style:font-size-complex="20pt"/>
    </style:style>
    <style:style style:name="sub_5f_header_5f_-outline7" style:display-name="sub_header_-outline7" style:family="presentation" style:parent-style-name="sub_5f_header_5f_-outline6">
      <style:paragraph-properties fo:margin-top="0.1cm" fo:margin-bottom="0cm"/>
      <style:text-properties fo:font-size="20pt" style:font-size-asian="20pt" style:font-size-complex="20pt"/>
    </style:style>
    <style:style style:name="sub_5f_header_5f_-outline8" style:display-name="sub_header_-outline8" style:family="presentation" style:parent-style-name="sub_5f_header_5f_-outline7">
      <style:paragraph-properties fo:margin-top="0.1cm" fo:margin-bottom="0cm"/>
      <style:text-properties fo:font-size="20pt" style:font-size-asian="20pt" style:font-size-complex="20pt"/>
    </style:style>
    <style:style style:name="sub_5f_header_5f_-outline9" style:display-name="sub_header_-outline9" style:family="presentation" style:parent-style-name="sub_5f_header_5f_-outline8">
      <style:paragraph-properties fo:margin-top="0.1cm" fo:margin-bottom="0cm"/>
      <style:text-properties fo:font-size="20pt" style:font-size-asian="20pt" style:font-size-complex="20pt"/>
    </style:style>
    <style:style style:name="sub_5f_header_5f_-subtitle" style:display-name="sub_header_-subtitle" style:family="presentation">
      <style:graphic-properties draw:stroke="none" draw:fill="none" draw:textarea-vertical-align="middle">
        <text:list-style style:name="sub_5f_header_5f_-subtitle" style:display-name="sub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title" style:display-name="sub_header_-title" style:family="presentation">
      <style:graphic-properties draw:stroke="none" draw:fill="none" draw:textarea-vertical-align="middle">
        <text:list-style style:name="sub_5f_header_5f_-title" style:display-name="sub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57cm" fo:min-width="28.138cm"/>
    </style:style>
    <style:style style:name="Mgr5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32cm" fo:min-width="27.638cm"/>
    </style:style>
    <style:style style:name="Mpr1" style:family="presentation" style:parent-style-name="header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" style:family="presentation" style:parent-style-name="header-backgroundobjects">
      <style:graphic-properties draw:stroke="none" draw:fill-color="#ffffff" draw:textarea-vertical-align="middle" draw:auto-grow-height="false" fo:min-height="2.176cm" fo:min-width="19.509cm"/>
    </style:style>
    <style:style style:name="Mpr3" style:family="presentation" style:parent-style-name="header-backgroundobjects">
      <style:graphic-properties draw:stroke="none" draw:fill-color="#ffffff" draw:textarea-vertical-align="middle" draw:auto-grow-height="false" fo:min-height="0.464cm" fo:min-width="19.509cm"/>
    </style:style>
    <style:style style:name="Mpr4" style:family="presentation" style:parent-style-name="header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" style:family="presentation" style:parent-style-name="header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6" style:family="presentation" style:parent-style-name="header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7" style:family="presentation" style:parent-style-name="header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" style:family="presentation" style:parent-style-name="header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" style:family="presentation" style:parent-style-name="header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0" style:family="presentation" style:parent-style-name="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1" style:family="presentation" style:parent-style-name="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content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2cm" fo:min-width="0.816cm"/>
    </style:style>
    <style:style style:name="Mpr14" style:family="presentation" style:parent-style-name="content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3.87cm"/>
    </style:style>
    <style:style style:name="Mpr15" style:family="presentation" style:parent-style-name="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sub_5f_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8" style:family="presentation" style:parent-style-name="sub_5f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sub_5f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footer-backgroundobjects">
      <style:graphic-properties draw:stroke="none" draw:fill="gradient" draw:fill-color="#ce1078" draw:fill-gradient-name="Gradient_20_54" draw:textarea-vertical-align="middle" draw:auto-grow-height="false" fo:min-height="15.776cm" fo:min-width="27.951cm"/>
    </style:style>
    <style:style style:name="Mpr21" style:family="presentation" style:parent-style-name="foote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2" style:family="presentation" style:parent-style-name="foo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foo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sub_5f_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25" style:family="presentation" style:parent-style-name="sub_5f_head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sub_5f_head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gradient" draw:fill-color="#ce1078" draw:fill-gradient-name="Gradient_20_45"/>
      <style:paragraph-properties fo:text-align="center"/>
      <style:text-properties style:font-name="Liberation Sans1"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gradient" draw:fill-color="#ce1078" draw:fill-gradient-name="Gradient_20_45" draw:opacity="100%"/>
      <style:paragraph-properties fo:text-align="center"/>
    </style:style>
    <style:style style:name="MP9" style:family="paragraph">
      <style:paragraph-properties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ce1078" draw:fill-gradient-name="Gradient_20_48" draw:opacity="100%"/>
      <style:paragraph-properties fo:text-align="center"/>
    </style:style>
    <style:style style:name="MP14" style:family="paragraph">
      <loext:graphic-properties draw:fill-color="#dbdbdc"/>
      <style:paragraph-properties fo:text-align="center"/>
    </style:style>
    <style:style style:name="MP15" style:family="paragraph">
      <loext:graphic-properties draw:fill="gradient" draw:fill-color="#ce1078" draw:fill-gradient-name="Gradient_20_54"/>
      <style:paragraph-properties fo:text-align="center"/>
      <style:text-properties style:font-name="Liberation Sans1" fo:font-size="14pt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eader" style:page-layout-name="PM1" draw:style-name="Mdp1">
      <draw:frame presentation:style-name="header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20100000DF200000326D8F94BFADB08DA73.png" xlink:type="simple" xlink:show="embed" xlink:actuate="onLoad" loext:mime-type="image/png">
          <text:p/>
        </draw:image>
      </draw:frame>
      <draw:g>
        <draw:polygon presentation:style-name="Mpr1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3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4" draw:text-style-name="MP5" draw:layer="backgroundobjects" svg:x1="5.828cm" svg:y1="-0.054cm" svg:x2="10.171cm" svg:y2="4.289cm">
            <text:p/>
          </draw:line>
          <draw:line presentation:style-name="Mpr5" draw:text-style-name="MP5" draw:layer="backgroundobjects" svg:x1="5.306cm" svg:y1="-0.053cm" svg:x2="10.288cm" svg:y2="4.929cm">
            <text:p/>
          </draw:line>
          <draw:line presentation:style-name="Mpr6" draw:text-style-name="MP5" draw:layer="backgroundobjects" svg:x1="4.506cm" svg:y1="-0.053cm" svg:x2="8.867cm" svg:y2="4.308cm">
            <text:p/>
          </draw:line>
          <draw:line presentation:style-name="Mpr7" draw:text-style-name="MP5" draw:layer="backgroundobjects" svg:x1="3.862cm" svg:y1="-0.053cm" svg:x2="8.844cm" svg:y2="4.929cm">
            <text:p/>
          </draw:line>
          <draw:line presentation:style-name="Mpr6" draw:text-style-name="MP5" draw:layer="backgroundobjects" svg:x1="-0.019cm" svg:y1="13.198cm" svg:x2="8.896cm" svg:y2="4.283cm">
            <text:p/>
          </draw:line>
          <draw:line presentation:style-name="Mpr8" draw:text-style-name="MP5" draw:layer="backgroundobjects" svg:x1="-0.028cm" svg:y1="13.884cm" svg:x2="8.853cm" svg:y2="5.003cm">
            <text:p/>
          </draw:line>
          <draw:line presentation:style-name="Mpr8" draw:text-style-name="MP5" draw:layer="backgroundobjects" svg:x1="0.011cm" svg:y1="14.384cm" svg:x2="10.144cm" svg:y2="4.251cm">
            <text:p/>
          </draw:line>
          <draw:line presentation:style-name="Mpr9" draw:text-style-name="MP5" draw:layer="backgroundobjects" svg:x1="0.357cm" svg:y1="15.801cm" svg:x2="10.207cm" svg:y2="5.951cm">
            <text:p/>
          </draw:line>
        </draw:g>
        <draw:g>
          <draw:line presentation:style-name="Mpr4" draw:text-style-name="MP5" draw:layer="backgroundobjects" svg:x1="14.928cm" svg:y1="-0.054cm" svg:x2="19.271cm" svg:y2="4.289cm">
            <text:p/>
          </draw:line>
          <draw:line presentation:style-name="Mpr5" draw:text-style-name="MP5" draw:layer="backgroundobjects" svg:x1="14.406cm" svg:y1="-0.053cm" svg:x2="19.388cm" svg:y2="4.929cm">
            <text:p/>
          </draw:line>
          <draw:line presentation:style-name="Mpr6" draw:text-style-name="MP5" draw:layer="backgroundobjects" svg:x1="13.606cm" svg:y1="-0.053cm" svg:x2="17.967cm" svg:y2="4.308cm">
            <text:p/>
          </draw:line>
          <draw:line presentation:style-name="Mpr7" draw:text-style-name="MP5" draw:layer="backgroundobjects" svg:x1="12.962cm" svg:y1="-0.053cm" svg:x2="17.944cm" svg:y2="4.929cm">
            <text:p/>
          </draw:line>
          <draw:line presentation:style-name="Mpr6" draw:text-style-name="MP5" draw:layer="backgroundobjects" svg:x1="6.418cm" svg:y1="15.861cm" svg:x2="17.996cm" svg:y2="4.283cm">
            <text:p/>
          </draw:line>
          <draw:line presentation:style-name="Mpr8" draw:text-style-name="MP5" draw:layer="backgroundobjects" svg:x1="7.14cm" svg:y1="15.816cm" svg:x2="17.953cm" svg:y2="5.003cm">
            <text:p/>
          </draw:line>
          <draw:line presentation:style-name="Mpr8" draw:text-style-name="MP5" draw:layer="backgroundobjects" svg:x1="7.737cm" svg:y1="15.758cm" svg:x2="19.244cm" svg:y2="4.251cm">
            <text:p/>
          </draw:line>
          <draw:line presentation:style-name="Mpr9" draw:text-style-name="MP5" draw:layer="backgroundobjects" svg:x1="9.457cm" svg:y1="15.801cm" svg:x2="19.307cm" svg:y2="5.951cm">
            <text:p/>
          </draw:line>
        </draw:g>
      </draw:g>
      <draw:frame presentation:style-name="header-title" draw:layer="backgroundobjects" svg:width="22.288cm" svg:height="2.05cm" svg:x="0.55cm" svg:y="4.905cm" presentation:class="title" presentation:placeholder="true">
        <draw:text-box/>
      </draw:frame>
      <draw:custom-shape presentation:style-name="Mpr10" draw:text-style-name="MP8" draw:layer="backgroundobjects" svg:width="27.973cm" svg:height="0.2cm" svg:x="-0.047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-title" draw:layer="backgroundobjects" svg:width="19.798cm" svg:height="11.136cm" svg:x="0.6cm" svg:y="2.257cm" presentation:class="page"/>
        <draw:frame presentation:style-name="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5.199cm" svg:height="2.342cm" svg:x="0.4cm" svg:y="0.128cm" presentation:class="title" presentation:placeholder="true">
        <draw:text-box/>
      </draw:frame>
      <draw:frame presentation:style-name="content-outline1" draw:layer="backgroundobjects" svg:width="25.494cm" svg:height="10.774cm" svg:x="1.2cm" svg:y="2.985cm" presentation:class="outline" presentation:placeholder="true">
        <draw:text-box/>
      </draw:frame>
      <draw:custom-shape presentation:style-name="Mpr13" draw:text-style-name="MP13" draw:layer="backgroundobjects" svg:width="0.816cm" svg:height="0.2cm" svg:x="0cm" svg:y="15.306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14" draw:text-style-name="MP8" draw:layer="backgroundobjects" svg:width="23.87cm" svg:height="0.2cm" svg:x="4.12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2.996cm" svg:height="1.313cm" svg:x="1.002cm" svg:y="14.338cm">
        <draw:image xlink:href="Pictures/10000201000007EE0000037A28D1801F1A1B74AA.png" xlink:type="simple" xlink:show="embed" xlink:actuate="onLoad" loext:mime-type="image/png">
          <text:p/>
        </draw:image>
      </draw:frame>
      <presentation:notes style:page-layout-name="PM0"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" style:display-name="sub_header" style:page-layout-name="PM1" draw:style-name="Mdp1">
      <draw:custom-shape draw:style-name="Mgr4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-title" draw:layer="backgroundobjects" svg:width="25.199cm" svg:height="2.629cm" svg:x="0.9cm" svg:y="11.028cm" presentation:class="title" presentation:placeholder="true">
        <draw:text-box/>
      </draw:frame>
      <draw:frame presentation:style-name="sub_5f_header-outline1" draw:layer="backgroundobjects" svg:width="1.743cm" svg:height="9.134cm" svg:x="28.24cm" svg:y="3.71cm" presentation:class="outline" presentation:placeholder="true">
        <draw:text-box/>
      </draw:frame>
      <draw:custom-shape presentation:style-name="Mpr17" draw:text-style-name="MP8" draw:layer="backgroundobjects" svg:width="27.973cm" svg:height="0.2cm" svg:x="-0.04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20100000DF200000326D8F94BFADB08DA73.png" xlink:type="simple" xlink:show="embed" xlink:actuate="onLoad" loext:mime-type="image/png">
          <text:p/>
        </draw:image>
      </draw:frame>
      <presentation:notes style:page-layout-name="PM0">
        <draw:page-thumbnail presentation:style-name="sub_5f_header-title" draw:layer="backgroundobjects" svg:width="0.001cm" svg:height="0.001cm" svg:x="0cm" svg:y="2.257cm" presentation:class="page"/>
        <draw:frame presentation:style-name="sub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9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footer" style:page-layout-name="PM1" draw:style-name="Mdp1">
      <draw:custom-shape presentation:style-name="Mpr20" draw:text-style-name="MP15" draw:layer="backgroundobjects" svg:width="27.951cm" svg:height="15.776cm" svg:x="0.025cm" svg:y="0cm">
        <text:p/>
        <draw:enhanced-geometry svg:viewBox="0 0 21600 21600" draw:type="rectangle" draw:enhanced-path="M 0 0 L 21600 0 21600 21600 0 21600 0 0 Z N"/>
      </draw:custom-shape>
      <draw:frame presentation:style-name="footer-title" draw:layer="backgroundobjects" svg:width="25.199cm" svg:height="2.63cm" svg:x="0.4cm" svg:y="6.402cm" presentation:class="title" presentation:placeholder="true">
        <draw:text-box/>
      </draw:frame>
      <draw:frame presentation:style-name="footer-outline1" draw:layer="backgroundobjects" svg:width="0.001cm" svg:height="75cm" svg:x="29.735cm" svg:y="-51.376cm" presentation:class="outline" presentation:placeholder="true">
        <draw:text-box draw:corner-radius="1.849cm"/>
      </draw:frame>
      <draw:frame presentation:style-name="Mpr21" draw:text-style-name="MP10" draw:layer="backgroundobjects" svg:width="6.523cm" svg:height="1.086cm" svg:x="1.4cm" svg:y="14.346cm" presentation:class="date-time">
        <draw:text-box>
          <text:p text:style-name="MP9"><text:span text:style-name="MT2"><presentation:date-time/></text:span></text:p>
        </draw:text-box>
      </draw:frame>
      <draw:frame presentation:style-name="Mpr21" draw:text-style-name="MP17" draw:layer="backgroundobjects" svg:width="8.875cm" svg:height="1.086cm" svg:x="9.576cm" svg:y="14.346cm" presentation:class="footer">
        <draw:text-box>
          <text:p text:style-name="MP16"><text:span text:style-name="MT2"><presentation:footer/></text:span></text:p>
        </draw:text-box>
      </draw:frame>
      <draw:frame presentation:style-name="Mpr21" draw:text-style-name="MP12" draw:layer="backgroundobjects" svg:width="6.523cm" svg:height="1.086cm" svg:x="20.075cm" svg:y="14.34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footer-title" draw:layer="backgroundobjects" svg:width="0.001cm" svg:height="0.001cm" svg:x="0cm" svg:y="2.257cm" presentation:class="page"/>
        <draw:frame presentation:style-name="foot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2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3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3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_5f_" style:display-name="sub_header_" style:page-layout-name="PM1" draw:style-name="Mdp1">
      <draw:custom-shape draw:style-name="Mgr5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_5f_-title" draw:layer="backgroundobjects" svg:width="25.199cm" svg:height="2.629cm" svg:x="0.9cm" svg:y="11.028cm" presentation:class="title" presentation:placeholder="true">
        <draw:text-box/>
      </draw:frame>
      <draw:frame presentation:style-name="sub_5f_header_5f_-outline1" draw:layer="backgroundobjects" svg:width="1.743cm" svg:height="9.134cm" svg:x="28.24cm" svg:y="3.71cm" presentation:class="outline" presentation:placeholder="true">
        <draw:text-box/>
      </draw:frame>
      <draw:custom-shape presentation:style-name="Mpr24" draw:text-style-name="MP8" draw:layer="backgroundobjects" svg:width="27.973cm" svg:height="0.2cm" svg:x="-0.04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20100000DF200000326D8F94BFADB08DA73.png" xlink:type="simple" xlink:show="embed" xlink:actuate="onLoad" loext:mime-type="image/png">
          <text:p/>
        </draw:image>
      </draw:frame>
      <presentation:notes style:page-layout-name="PM0">
        <draw:page-thumbnail presentation:style-name="sub_5f_header_5f_-title" draw:layer="backgroundobjects" svg:width="0.001cm" svg:height="0.001cm" svg:x="0cm" svg:y="2.257cm" presentation:class="page"/>
        <draw:frame presentation:style-name="sub_5f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8T20:36:48.701561082</meta:creation-date>
    <meta:editing-duration>P2DT5H18M14S</meta:editing-duration>
    <meta:editing-cycles>129</meta:editing-cycles>
    <meta:generator>LibreOffice/6.4.2.2$Linux_X86_64 LibreOffice_project/40$Build-2</meta:generator>
    <dc:title>Bright Blue</dc:title>
    <dc:date>2020-05-14T14:07:54.105683892</dc:date>
    <meta:document-statistic meta:object-count="103"/>
    <meta:template xlink:type="simple" xlink:actuate="onRequest" xlink:title="Bright Blue" xlink:href="../R05_Flowchart.odp" meta:date="2020-04-08T20:36:48.497255069"/>
  </office:meta>
</office:document-meta>
</file>